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ew York1" svg:font-family="'New York', 'Times New Roma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014cm" fo:margin-left="-0.035cm" fo:margin-top="0cm" fo:margin-bottom="0cm" table:align="left" style:writing-mode="lr-tb"/>
    </style:style>
    <style:style style:name="Table1.A" style:family="table-column">
      <style:table-column-properties style:column-width="9.389cm"/>
    </style:style>
    <style:style style:name="Table1.B" style:family="table-column">
      <style:table-column-properties style:column-width="4.498cm"/>
    </style:style>
    <style:style style:name="Table1.C" style:family="table-column">
      <style:table-column-properties style:column-width="3.127cm"/>
    </style:style>
    <style:style style:name="Table1.1" style:family="table-row">
      <style:table-row-properties fo:keep-together="auto"/>
    </style:style>
    <style:style style:name="Table1.A1" style:family="table-cell">
      <style:table-cell-properties fo:background-color="#cccccc" fo:padding-left="0.191cm" fo:padding-right="0.191cm" fo:padding-top="0cm" fo:padding-bottom="0cm" fo:border="0.5pt solid #000000">
        <style:background-image/>
      </style:table-cell-properties>
    </style:style>
    <style:style style:name="Table1.A2" style:family="table-cell">
      <style:table-cell-properties fo:padding-left="0.191cm" fo:padding-right="0.191cm" fo:padding-top="0cm" fo:padding-bottom="0cm" fo:border-left="0.5pt solid #000000" fo:border-right="none" fo:border-top="0.5pt solid #000000" fo:border-bottom="0.5pt solid #000000"/>
    </style:style>
    <style:style style:name="Table1.B2" style:family="table-cell">
      <style:table-cell-properties fo:padding-left="0.191cm" fo:padding-right="0.191cm" fo:padding-top="0cm" fo:padding-bottom="0cm" fo:border-left="0.5pt solid #000000" fo:border-right="none" fo:border-top="0.5pt solid #000000" fo:border-bottom="0.5pt solid #000000"/>
    </style:style>
    <style:style style:name="Table1.C2" style:family="table-cell">
      <style:table-cell-properties fo:padding-left="0.191cm" fo:padding-right="0.191cm" fo:padding-top="0cm" fo:padding-bottom="0cm" fo:border="0.5pt solid #000000"/>
    </style:style>
    <style:style style:name="Table1.A3" style:family="table-cell">
      <style:table-cell-properties fo:padding-left="0.191cm" fo:padding-right="0.191cm" fo:padding-top="0cm" fo:padding-bottom="0cm" fo:border-left="0.5pt solid #000000" fo:border-right="none" fo:border-top="0.5pt solid #000000" fo:border-bottom="0.5pt solid #000000"/>
    </style:style>
    <style:style style:name="Table1.B3" style:family="table-cell">
      <style:table-cell-properties fo:padding-left="0.191cm" fo:padding-right="0.191cm" fo:padding-top="0cm" fo:padding-bottom="0cm" fo:border-left="0.5pt solid #000000" fo:border-right="none" fo:border-top="0.5pt solid #000000" fo:border-bottom="0.5pt solid #000000"/>
    </style:style>
    <style:style style:name="Table1.C3" style:family="table-cell">
      <style:table-cell-properties fo:padding-left="0.191cm" fo:padding-right="0.191cm" fo:padding-top="0cm" fo:padding-bottom="0cm" fo:border="0.5pt solid #000000"/>
    </style:style>
    <style:style style:name="Table1.A4" style:family="table-cell">
      <style:table-cell-properties fo:padding-left="0.191cm" fo:padding-right="0.191cm" fo:padding-top="0cm" fo:padding-bottom="0cm" fo:border-left="0.5pt solid #000000" fo:border-right="none" fo:border-top="0.5pt solid #000000" fo:border-bottom="0.5pt solid #000000"/>
    </style:style>
    <style:style style:name="Table1.B4" style:family="table-cell">
      <style:table-cell-properties fo:padding-left="0.191cm" fo:padding-right="0.191cm" fo:padding-top="0cm" fo:padding-bottom="0cm" fo:border-left="0.5pt solid #000000" fo:border-right="none" fo:border-top="0.5pt solid #000000" fo:border-bottom="0.5pt solid #000000"/>
    </style:style>
    <style:style style:name="Table1.C4" style:family="table-cell">
      <style:table-cell-properties fo:padding-left="0.191cm" fo:padding-right="0.191cm" fo:padding-top="0cm" fo:padding-bottom="0cm" fo:border="0.5pt solid #000000"/>
    </style:style>
    <style:style style:name="Table1.A5" style:family="table-cell">
      <style:table-cell-properties fo:padding-left="0.191cm" fo:padding-right="0.191cm" fo:padding-top="0cm" fo:padding-bottom="0cm" fo:border-left="0.5pt solid #000000" fo:border-right="none" fo:border-top="0.5pt solid #000000" fo:border-bottom="0.5pt solid #000000"/>
    </style:style>
    <style:style style:name="Table1.B5" style:family="table-cell">
      <style:table-cell-properties fo:padding-left="0.191cm" fo:padding-right="0.191cm" fo:padding-top="0cm" fo:padding-bottom="0cm" fo:border-left="0.5pt solid #000000" fo:border-right="none" fo:border-top="0.5pt solid #000000" fo:border-bottom="0.5pt solid #000000"/>
    </style:style>
    <style:style style:name="Table1.C5" style:family="table-cell">
      <style:table-cell-properties fo:padding-left="0.191cm" fo:padding-right="0.191cm" fo:padding-top="0cm" fo:padding-bottom="0cm" fo:border="0.5pt solid #000000"/>
    </style:style>
    <style:style style:name="Table1.A6" style:family="table-cell">
      <style:table-cell-properties fo:padding-left="0.191cm" fo:padding-right="0.191cm" fo:padding-top="0cm" fo:padding-bottom="0cm" fo:border-left="0.5pt solid #000000" fo:border-right="none" fo:border-top="0.5pt solid #000000" fo:border-bottom="0.5pt solid #000000"/>
    </style:style>
    <style:style style:name="Table1.B6" style:family="table-cell">
      <style:table-cell-properties fo:padding-left="0.191cm" fo:padding-right="0.191cm" fo:padding-top="0cm" fo:padding-bottom="0cm" fo:border-left="0.5pt solid #000000" fo:border-right="none" fo:border-top="0.5pt solid #000000" fo:border-bottom="0.5pt solid #000000"/>
    </style:style>
    <style:style style:name="Table1.C6" style:family="table-cell">
      <style:table-cell-properties fo:padding-left="0.191cm" fo:padding-right="0.191cm" fo:padding-top="0cm" fo:padding-bottom="0cm" fo:border="0.5pt solid #000000"/>
    </style:style>
    <style:style style:name="Table1.A7" style:family="table-cell">
      <style:table-cell-properties fo:padding-left="0.191cm" fo:padding-right="0.191cm" fo:padding-top="0cm" fo:padding-bottom="0cm" fo:border-left="0.5pt solid #000000" fo:border-right="none" fo:border-top="none" fo:border-bottom="0.5pt solid #000000"/>
    </style:style>
    <style:style style:name="Table1.B7" style:family="table-cell">
      <style:table-cell-properties fo:padding-left="0.191cm" fo:padding-right="0.191cm" fo:padding-top="0cm" fo:padding-bottom="0cm" fo:border-left="0.5pt solid #000000" fo:border-right="none" fo:border-top="none" fo:border-bottom="0.5pt solid #000000"/>
    </style:style>
    <style:style style:name="Table1.C7"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paragraph-properties fo:text-align="justify" style:justify-single-word="false">
        <style:tab-stops>
          <style:tab-stop style:position="0.988cm"/>
          <style:tab-stop style:position="1.976cm"/>
        </style:tab-stops>
      </style:paragraph-properties>
      <style:text-properties style:font-name="Liberation Serif" fo:font-size="12pt" style:font-size-asian="12pt" style:font-name-complex="Calibri1" style:font-size-complex="12pt"/>
    </style:style>
    <style:style style:name="P2" style:family="paragraph" style:parent-style-name="Standard">
      <style:paragraph-properties fo:text-align="justify" style:justify-single-word="false">
        <style:tab-stops>
          <style:tab-stop style:position="0.988cm"/>
          <style:tab-stop style:position="1.976cm"/>
        </style:tab-stops>
      </style:paragraph-properties>
      <style:text-properties style:font-name="Liberation Serif" fo:font-size="12pt" officeooo:rsid="00364c7b" officeooo:paragraph-rsid="0020a0e7" style:font-size-asian="12pt" style:font-name-complex="Calibri1" style:font-size-complex="12pt"/>
    </style:style>
    <style:style style:name="P3" style:family="paragraph" style:parent-style-name="Standard">
      <style:text-properties style:font-name="Liberation Serif" fo:font-size="12pt" officeooo:paragraph-rsid="001dde5f" style:font-size-asian="12pt" style:font-name-complex="Calibri1" style:font-size-complex="12pt"/>
    </style:style>
    <style:style style:name="P4" style:family="paragraph" style:parent-style-name="Standard">
      <style:paragraph-properties fo:text-align="justify" style:justify-single-word="false">
        <style:tab-stops>
          <style:tab-stop style:position="0.988cm"/>
          <style:tab-stop style:position="1.976cm"/>
        </style:tab-stops>
      </style:paragraph-properties>
      <style:text-properties style:font-name="Liberation Serif" fo:font-size="12pt" style:font-size-asian="12pt" style:font-size-complex="12pt"/>
    </style:style>
    <style:style style:name="P5" style:family="paragraph" style:parent-style-name="Standard">
      <style:paragraph-properties fo:text-align="justify" style:justify-single-word="false">
        <style:tab-stops>
          <style:tab-stop style:position="0.988cm"/>
          <style:tab-stop style:position="1.976cm"/>
        </style:tab-stops>
      </style:paragraph-properties>
      <style:text-properties style:font-name="Liberation Serif" fo:font-size="12pt" officeooo:paragraph-rsid="001dde5f" style:font-size-asian="12pt" style:font-size-complex="12pt"/>
    </style:style>
    <style:style style:name="P6" style:family="paragraph" style:parent-style-name="Standard">
      <style:paragraph-properties fo:text-align="justify" style:justify-single-word="false">
        <style:tab-stops>
          <style:tab-stop style:position="0.988cm"/>
          <style:tab-stop style:position="1.976cm"/>
        </style:tab-stops>
      </style:paragraph-properties>
      <style:text-properties style:font-name="Liberation Serif" fo:font-size="12pt" officeooo:rsid="00107872" style:font-size-asian="12pt" style:font-size-complex="12pt"/>
    </style:style>
    <style:style style:name="P7" style:family="paragraph" style:parent-style-name="Standard">
      <style:text-properties style:font-name="Liberation Serif" fo:font-size="12pt" officeooo:rsid="00107872" officeooo:paragraph-rsid="001dde5f" style:font-size-asian="12pt" style:font-size-complex="12pt"/>
    </style:style>
    <style:style style:name="P8" style:family="paragraph" style:parent-style-name="Standard">
      <style:text-properties style:font-name="Liberation Serif" fo:font-size="12pt" officeooo:rsid="00131cfc" officeooo:paragraph-rsid="001dde5f" style:font-size-asian="12pt" style:font-size-complex="12pt"/>
    </style:style>
    <style:style style:name="P9" style:family="paragraph" style:parent-style-name="Standard">
      <style:text-properties style:font-name="Liberation Serif" fo:font-size="12pt" officeooo:rsid="0014b1c2" officeooo:paragraph-rsid="001dde5f" style:font-size-asian="12pt" style:font-size-complex="12pt"/>
    </style:style>
    <style:style style:name="P10" style:family="paragraph" style:parent-style-name="Standard">
      <style:text-properties style:font-name="Liberation Serif" fo:font-size="12pt" officeooo:rsid="0017a459" officeooo:paragraph-rsid="001dde5f" style:font-size-asian="12pt" style:font-size-complex="12pt"/>
    </style:style>
    <style:style style:name="P11" style:family="paragraph" style:parent-style-name="Standard">
      <style:text-properties style:font-name="Liberation Serif" fo:font-size="12pt" officeooo:rsid="00197cc6" officeooo:paragraph-rsid="001dde5f" style:font-size-asian="12pt" style:font-size-complex="12pt"/>
    </style:style>
    <style:style style:name="P12" style:family="paragraph" style:parent-style-name="Standard">
      <style:text-properties style:font-name="Liberation Serif" fo:font-size="12pt" officeooo:rsid="001ba7bd" officeooo:paragraph-rsid="001dde5f" style:font-size-asian="12pt" style:font-size-complex="12pt"/>
    </style:style>
    <style:style style:name="P13" style:family="paragraph" style:parent-style-name="Standard">
      <style:text-properties style:font-name="Liberation Serif" fo:font-size="12pt" officeooo:rsid="001cc293" officeooo:paragraph-rsid="001dde5f" style:font-size-asian="12pt" style:font-size-complex="12pt"/>
    </style:style>
    <style:style style:name="P14" style:family="paragraph" style:parent-style-name="Standard">
      <style:text-properties style:font-name="Liberation Serif" fo:font-size="12pt" officeooo:rsid="00202d53" officeooo:paragraph-rsid="001dde5f" style:font-size-asian="12pt" style:font-size-complex="12pt"/>
    </style:style>
    <style:style style:name="P15" style:family="paragraph" style:parent-style-name="Standard">
      <style:text-properties style:font-name="Liberation Serif" fo:font-size="12pt" officeooo:rsid="00223c81" officeooo:paragraph-rsid="001dde5f" style:font-size-asian="12pt" style:font-size-complex="12pt"/>
    </style:style>
    <style:style style:name="P16" style:family="paragraph" style:parent-style-name="Standard">
      <style:text-properties style:font-name="Liberation Serif" fo:font-size="12pt" officeooo:rsid="00223c81" officeooo:paragraph-rsid="0020a0e7" style:font-size-asian="12pt" style:font-size-complex="12pt"/>
    </style:style>
    <style:style style:name="P17" style:family="paragraph" style:parent-style-name="Standard">
      <style:text-properties style:font-name="Liberation Serif" fo:font-size="12pt" officeooo:rsid="0022a275" officeooo:paragraph-rsid="0020a0e7" style:font-size-asian="12pt" style:font-size-complex="12pt"/>
    </style:style>
    <style:style style:name="P18" style:family="paragraph" style:parent-style-name="Standard">
      <style:text-properties style:font-name="Liberation Serif" fo:font-size="12pt" officeooo:rsid="0022bc81" officeooo:paragraph-rsid="0020a0e7" style:font-size-asian="12pt" style:font-size-complex="12pt"/>
    </style:style>
    <style:style style:name="P19" style:family="paragraph" style:parent-style-name="Standard">
      <style:text-properties style:font-name="Liberation Serif" fo:font-size="12pt" officeooo:rsid="00243cb3" officeooo:paragraph-rsid="0020a0e7" style:font-size-asian="12pt" style:font-size-complex="12pt"/>
    </style:style>
    <style:style style:name="P20" style:family="paragraph" style:parent-style-name="Standard">
      <style:text-properties style:font-name="Liberation Serif" fo:font-size="12pt" officeooo:rsid="0024b8b5" officeooo:paragraph-rsid="0020a0e7" style:font-size-asian="12pt" style:font-size-complex="12pt"/>
    </style:style>
    <style:style style:name="P21" style:family="paragraph" style:parent-style-name="Standard">
      <style:text-properties style:font-name="Liberation Serif" fo:font-size="12pt" officeooo:rsid="0025faa9" officeooo:paragraph-rsid="0020a0e7" style:font-size-asian="12pt" style:font-size-complex="12pt"/>
    </style:style>
    <style:style style:name="P22" style:family="paragraph" style:parent-style-name="Standard">
      <style:text-properties style:font-name="Liberation Serif" fo:font-size="12pt" officeooo:rsid="002774f4" officeooo:paragraph-rsid="0020a0e7" style:font-size-asian="12pt" style:font-size-complex="12pt"/>
    </style:style>
    <style:style style:name="P23" style:family="paragraph" style:parent-style-name="Standard">
      <style:text-properties style:font-name="Liberation Serif" fo:font-size="12pt" officeooo:rsid="0028d449" officeooo:paragraph-rsid="0020a0e7" style:font-size-asian="12pt" style:font-size-complex="12pt"/>
    </style:style>
    <style:style style:name="P24" style:family="paragraph" style:parent-style-name="Standard">
      <style:text-properties style:font-name="Liberation Serif" fo:font-size="12pt" officeooo:rsid="002b58db" officeooo:paragraph-rsid="0020a0e7" style:font-size-asian="12pt" style:font-size-complex="12pt"/>
    </style:style>
    <style:style style:name="P25" style:family="paragraph" style:parent-style-name="Standard">
      <style:text-properties style:font-name="Liberation Serif" fo:font-size="12pt" officeooo:rsid="002c717c" officeooo:paragraph-rsid="0020a0e7" style:font-size-asian="12pt" style:font-size-complex="12pt"/>
    </style:style>
    <style:style style:name="P26" style:family="paragraph" style:parent-style-name="Standard">
      <style:text-properties style:font-name="Liberation Serif" fo:font-size="12pt" officeooo:rsid="002d3cee" officeooo:paragraph-rsid="001dde5f" style:font-size-asian="12pt" style:font-size-complex="12pt"/>
    </style:style>
    <style:style style:name="P27" style:family="paragraph" style:parent-style-name="Standard">
      <style:text-properties style:font-name="Liberation Serif" fo:font-size="12pt" officeooo:rsid="002d3cee" officeooo:paragraph-rsid="0020a0e7" style:font-size-asian="12pt" style:font-size-complex="12pt"/>
    </style:style>
    <style:style style:name="P28" style:family="paragraph" style:parent-style-name="Standard">
      <style:text-properties style:font-name="Liberation Serif" fo:font-size="12pt" officeooo:rsid="00344074" officeooo:paragraph-rsid="0020a0e7" style:font-size-asian="12pt" style:font-size-complex="12pt"/>
    </style:style>
    <style:style style:name="P29" style:family="paragraph" style:parent-style-name="Standard">
      <style:text-properties style:font-name="Liberation Serif" fo:font-size="12pt" officeooo:rsid="002e840c" officeooo:paragraph-rsid="0020a0e7" style:font-size-asian="12pt" style:font-size-complex="12pt"/>
    </style:style>
    <style:style style:name="P30" style:family="paragraph" style:parent-style-name="Standard">
      <style:text-properties style:font-name="Liberation Serif" fo:font-size="12pt" officeooo:rsid="002fd11e" officeooo:paragraph-rsid="0020a0e7" style:font-size-asian="12pt" style:font-size-complex="12pt"/>
    </style:style>
    <style:style style:name="P31" style:family="paragraph" style:parent-style-name="Standard">
      <style:text-properties style:font-name="Liberation Serif" fo:font-size="12pt" officeooo:rsid="0030ce01" officeooo:paragraph-rsid="0020a0e7" style:font-size-asian="12pt" style:font-size-complex="12pt"/>
    </style:style>
    <style:style style:name="P32" style:family="paragraph" style:parent-style-name="Standard">
      <style:text-properties style:font-name="Liberation Serif" fo:font-size="12pt" fo:font-weight="normal" officeooo:rsid="001b2fb7" officeooo:paragraph-rsid="001dde5f" style:font-size-asian="12pt" style:font-weight-asian="normal" style:font-size-complex="12pt" style:font-weight-complex="normal"/>
    </style:style>
    <style:style style:name="P33" style:family="paragraph" style:parent-style-name="Standard">
      <style:paragraph-properties fo:text-align="justify" style:justify-single-word="false">
        <style:tab-stops>
          <style:tab-stop style:position="0.988cm"/>
          <style:tab-stop style:position="1.976cm"/>
        </style:tab-stops>
      </style:paragraph-properties>
      <style:text-properties style:font-name="Liberation Serif" fo:font-size="12pt" style:text-underline-style="none" fo:font-weight="normal" style:font-size-asian="12pt" style:font-weight-asian="normal" style:font-size-complex="12pt" style:font-weight-complex="normal"/>
    </style:style>
    <style:style style:name="P34" style:family="paragraph" style:parent-style-name="Standard">
      <style:paragraph-properties fo:text-align="justify" style:justify-single-word="false">
        <style:tab-stops>
          <style:tab-stop style:position="0.988cm"/>
          <style:tab-stop style:position="1.976cm"/>
        </style:tab-stops>
      </style:paragraph-properties>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ab-stops>
          <style:tab-stop style:position="0.988cm"/>
          <style:tab-stop style:position="1.976cm"/>
        </style:tab-stops>
      </style:paragraph-properties>
      <style:text-properties style:font-name="Liberation Serif" fo:font-size="12pt" style:text-underline-style="solid" style:text-underline-width="auto" style:text-underline-color="font-color" fo:font-weight="bold" style:font-size-asian="12pt" style:font-weight-asian="bold" style:font-name-complex="Calibri1" style:font-size-complex="12pt"/>
    </style:style>
    <style:style style:name="P36" style:family="paragraph" style:parent-style-name="Standard">
      <style:paragraph-properties fo:text-align="justify" style:justify-single-word="false" fo:padding-left="0cm" fo:padding-right="0cm" fo:padding-top="0cm" fo:padding-bottom="0.035cm" fo:border-left="none" fo:border-right="none" fo:border-top="none" fo:border-bottom="0.74pt solid #000000">
        <style:tab-stops>
          <style:tab-stop style:position="16.969cm" style:type="right"/>
        </style:tab-stops>
      </style:paragraph-properties>
    </style:style>
    <style:style style:name="P37" style:family="paragraph" style:parent-style-name="Standard">
      <loext:graphic-properties draw:fill="solid" draw:fill-color="#e5e5e5"/>
      <style:paragraph-properties fo:margin-top="0.423cm" fo:margin-bottom="0cm" loext:contextual-spacing="false" fo:text-align="justify" style:justify-single-word="false" fo:orphans="0" fo:widows="0" fo:background-color="#e5e5e5">
        <style:tab-stops>
          <style:tab-stop style:position="0.988cm"/>
          <style:tab-stop style:position="1.976cm"/>
          <style:tab-stop style:position="7.973cm"/>
          <style:tab-stop style:position="14.923cm" style:type="right"/>
        </style:tab-stops>
      </style:paragraph-properties>
      <style:text-properties style:font-name="Liberation Serif" fo:font-size="12pt" style:font-size-asian="12pt" style:font-size-complex="12pt"/>
    </style:style>
    <style:style style:name="P38" style:family="paragraph" style:parent-style-name="Standard">
      <loext:graphic-properties draw:fill="solid" draw:fill-color="#e5e5e5"/>
      <style:paragraph-properties fo:margin-top="0.423cm" fo:margin-bottom="0cm" loext:contextual-spacing="false" fo:text-align="justify" style:justify-single-word="false" fo:orphans="0" fo:widows="0" fo:background-color="#e5e5e5">
        <style:tab-stops>
          <style:tab-stop style:position="0.988cm"/>
          <style:tab-stop style:position="1.976cm"/>
          <style:tab-stop style:position="10.971cm"/>
          <style:tab-stop style:position="14.923cm" style:type="right"/>
        </style:tab-stops>
      </style:paragraph-properties>
      <style:text-properties style:font-name="Liberation Serif" fo:font-size="12pt" style:font-size-asian="12pt" style:font-size-complex="12pt"/>
    </style:style>
    <style:style style:name="P39" style:family="paragraph" style:parent-style-name="Standard">
      <style:paragraph-properties fo:margin-top="0.212cm" fo:margin-bottom="0cm" loext:contextual-spacing="false" fo:text-align="center" style:justify-single-word="false">
        <style:tab-stops>
          <style:tab-stop style:position="12.982cm"/>
        </style:tab-stops>
      </style:paragraph-properties>
      <style:text-properties style:font-name="Liberation Serif" fo:font-size="12pt" fo:font-weight="bold" style:font-size-asian="12pt" style:font-weight-asian="bold" style:font-name-complex="Calibri1" style:font-size-complex="12pt"/>
    </style:style>
    <style:style style:name="P40" style:family="paragraph" style:parent-style-name="Standard">
      <style:paragraph-properties fo:margin-top="0cm" fo:margin-bottom="0.212cm" loext:contextual-spacing="false" fo:text-align="justify" style:justify-single-word="false" style:snap-to-layout-grid="false">
        <style:tab-stops>
          <style:tab-stop style:position="0.988cm"/>
          <style:tab-stop style:position="1.976cm"/>
        </style:tab-stops>
      </style:paragraph-properties>
      <style:text-properties style:font-name="Liberation Serif" fo:font-size="12pt" fo:font-weight="bold" officeooo:rsid="001dde5f" officeooo:paragraph-rsid="001dde5f" style:font-size-asian="12pt" style:font-weight-asian="bold" style:font-name-complex="Calibri1" style:font-size-complex="12pt"/>
    </style:style>
    <style:style style:name="P41" style:family="paragraph" style:parent-style-name="Standard">
      <style:paragraph-properties fo:margin-top="0cm" fo:margin-bottom="0.212cm" loext:contextual-spacing="false" fo:text-align="justify" style:justify-single-word="false" style:snap-to-layout-grid="false">
        <style:tab-stops>
          <style:tab-stop style:position="0.988cm"/>
          <style:tab-stop style:position="1.976cm"/>
        </style:tab-stops>
      </style:paragraph-properties>
      <style:text-properties style:font-name="Liberation Serif" fo:font-size="12pt" fo:font-weight="bold" style:font-size-asian="12pt" style:font-weight-asian="bold" style:font-name-complex="Calibri1" style:font-size-complex="12pt"/>
    </style:style>
    <style:style style:name="P42" style:family="paragraph" style:parent-style-name="Standard">
      <style:paragraph-properties fo:margin-top="0cm" fo:margin-bottom="0.212cm" loext:contextual-spacing="false" fo:text-align="justify" style:justify-single-word="false" style:snap-to-layout-grid="false">
        <style:tab-stops>
          <style:tab-stop style:position="0.988cm"/>
          <style:tab-stop style:position="1.976cm"/>
        </style:tab-stops>
      </style:paragraph-properties>
      <style:text-properties style:font-name="Liberation Serif" fo:font-size="12pt" officeooo:rsid="001dde5f" officeooo:paragraph-rsid="001dde5f" style:font-size-asian="12pt" style:font-name-complex="Calibri1" style:font-size-complex="12pt"/>
    </style:style>
    <style:style style:name="P43" style:family="paragraph" style:parent-style-name="Standard">
      <style:paragraph-properties fo:margin-top="0cm" fo:margin-bottom="0.212cm" loext:contextual-spacing="false" fo:text-align="justify" style:justify-single-word="false" style:snap-to-layout-grid="false">
        <style:tab-stops>
          <style:tab-stop style:position="0.988cm"/>
          <style:tab-stop style:position="1.976cm"/>
        </style:tab-stops>
      </style:paragraph-properties>
      <style:text-properties style:font-name="Liberation Serif" fo:font-size="12pt" style:font-size-asian="12pt" style:font-name-complex="Calibri1" style:font-size-complex="12pt"/>
    </style:style>
    <style:style style:name="P44" style:family="paragraph" style:parent-style-name="Standard">
      <style:paragraph-properties fo:text-align="justify" style:justify-single-word="false">
        <style:tab-stops>
          <style:tab-stop style:position="16.969cm" style:type="right"/>
        </style:tab-stops>
      </style:paragraph-properties>
      <style:text-properties style:font-name="Calibri" fo:font-size="9pt" style:font-size-asian="9pt" style:font-name-complex="Calibri1"/>
    </style:style>
    <style:style style:name="P45" style:family="paragraph" style:parent-style-name="Standard">
      <style:paragraph-properties fo:text-align="justify" style:justify-single-word="false">
        <style:tab-stops>
          <style:tab-stop style:position="0.988cm"/>
          <style:tab-stop style:position="1.976cm"/>
        </style:tab-stops>
      </style:paragraph-properties>
      <style:text-properties style:font-name="Liberation Serif" fo:font-size="12pt" fo:font-style="italic" style:font-size-asian="12pt" style:font-style-asian="italic" style:font-name-complex="Calibri1" style:font-size-complex="12pt" style:font-style-complex="italic"/>
    </style:style>
    <style:style style:name="P46" style:family="paragraph" style:parent-style-name="Standard">
      <style:paragraph-properties fo:text-align="justify" style:justify-single-word="false">
        <style:tab-stops>
          <style:tab-stop style:position="0.988cm"/>
          <style:tab-stop style:position="1.976cm"/>
        </style:tab-stops>
      </style:paragraph-properties>
      <style:text-properties style:font-name="Liberation Serif" fo:font-size="12pt" style:font-size-asian="12pt" style:font-size-complex="12pt"/>
    </style:style>
    <style:style style:name="P47" style:family="paragraph" style:parent-style-name="Standard">
      <style:text-properties style:font-name="Liberation Serif" fo:font-size="12pt" officeooo:rsid="002c717c" officeooo:paragraph-rsid="0020a0e7" style:font-size-asian="12pt" style:font-size-complex="12pt"/>
    </style:style>
    <style:style style:name="P48" style:family="paragraph" style:parent-style-name="Standard" style:master-page-name="Standard">
      <loext:graphic-properties draw:fill="solid" draw:fill-color="#e5e5e5"/>
      <style:paragraph-properties fo:margin-top="0.423cm" fo:margin-bottom="0cm" loext:contextual-spacing="false" fo:text-align="justify" style:justify-single-word="false" fo:orphans="0" fo:widows="0" style:page-number="auto" fo:background-color="#e5e5e5">
        <style:tab-stops>
          <style:tab-stop style:position="0.988cm"/>
          <style:tab-stop style:position="1.976cm"/>
          <style:tab-stop style:position="10.971cm"/>
          <style:tab-stop style:position="14.923cm" style:type="right"/>
        </style:tab-stops>
      </style:paragraph-properties>
      <style:text-properties style:font-name="Liberation Serif" fo:font-size="12pt" officeooo:paragraph-rsid="001dde5f" style:font-size-asian="12pt" style:font-size-complex="12pt"/>
    </style:style>
    <style:style style:name="P49" style:family="paragraph" style:parent-style-name="Standard">
      <style:paragraph-properties fo:margin-top="0.212cm" fo:margin-bottom="0.212cm" loext:contextual-spacing="false" fo:text-align="center" style:justify-single-word="false">
        <style:tab-stops>
          <style:tab-stop style:position="0.988cm"/>
          <style:tab-stop style:position="1.976cm"/>
        </style:tab-stops>
      </style:paragraph-properties>
      <style:text-properties style:font-name="Liberation Serif" fo:font-size="12pt" fo:font-weight="bold" style:font-size-asian="12pt" style:font-weight-asian="bold" style:font-name-complex="Calibri1" style:font-size-complex="12pt"/>
    </style:style>
    <style:style style:name="P50" style:family="paragraph" style:parent-style-name="Standard">
      <style:paragraph-properties fo:margin-top="0.212cm" fo:margin-bottom="0cm" loext:contextual-spacing="false" fo:text-align="center" style:justify-single-word="false">
        <style:tab-stops>
          <style:tab-stop style:position="0.988cm"/>
          <style:tab-stop style:position="1.976cm"/>
        </style:tab-stops>
      </style:paragraph-properties>
      <style:text-properties style:font-name="Liberation Serif" fo:font-size="12pt" fo:font-weight="bold" style:font-size-asian="12pt" style:font-weight-asian="bold" style:font-name-complex="Calibri1" style:font-size-complex="12pt"/>
    </style:style>
    <style:style style:name="P51" style:family="paragraph" style:parent-style-name="Heading_20_1" style:list-style-name="WWNum2">
      <style:text-properties style:font-name="Liberation Serif" fo:font-size="12pt" style:font-size-asian="12pt" style:font-size-complex="12pt"/>
    </style:style>
    <style:style style:name="T1" style:family="text">
      <style:text-properties style:font-name="Calibri" fo:font-size="9pt" style:font-size-asian="9pt" style:font-name-complex="Calibri1"/>
    </style:style>
    <style:style style:name="T2" style:family="text">
      <style:text-properties style:use-window-font-color="true" style:font-name="Calibri" fo:font-size="9pt" fo:language="fr" fo:country="FR" style:font-name-asian="Times New Roman" style:font-size-asian="9pt" style:language-asian="zh" style:country-asian="CN" style:font-name-complex="Calibri1" style:font-size-complex="10pt" style:language-complex="ar" style:country-complex="SA"/>
    </style:style>
    <style:style style:name="T3" style:family="text">
      <style:text-properties fo:language="fr" fo:country="FR" style:language-asian="zh" style:country-asian="CN" style:language-complex="ar" style:country-complex="SA"/>
    </style:style>
    <style:style style:name="T4" style:family="text">
      <style:text-properties fo:background-color="#808000" loext:char-shading-value="0"/>
    </style:style>
    <style:style style:name="T5" style:family="text">
      <style:text-properties officeooo:rsid="001dde5f"/>
    </style:style>
    <style:style style:name="T6" style:family="text">
      <style:text-properties officeooo:rsid="00107f18"/>
    </style:style>
    <style:style style:name="T7" style:family="text">
      <style:text-properties officeooo:rsid="0015f38f"/>
    </style:style>
    <style:style style:name="T8" style:family="text">
      <style:text-properties fo:font-weight="bold" style:font-weight-asian="bold" style:font-weight-complex="bold"/>
    </style:style>
    <style:style style:name="T9" style:family="text">
      <style:text-properties fo:font-weight="bold" style:font-weight-asian="bold" style:font-name-complex="Calibri1"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b8f54" style:font-weight-asian="normal" style:font-weight-complex="normal"/>
    </style:style>
    <style:style style:name="T12" style:family="text">
      <style:text-properties fo:font-weight="normal" officeooo:rsid="001b2fb7" style:font-weight-asian="normal" style:font-weight-complex="normal"/>
    </style:style>
    <style:style style:name="T13" style:family="text">
      <style:text-properties fo:font-weight="normal" officeooo:rsid="001dde5f" style:font-weight-asian="normal" style:font-weight-complex="normal"/>
    </style:style>
    <style:style style:name="T14" style:family="text">
      <style:text-properties officeooo:rsid="0017a459"/>
    </style:style>
    <style:style style:name="T15" style:family="text">
      <style:text-properties officeooo:rsid="002ac8b3"/>
    </style:style>
    <style:style style:name="T16" style:family="text">
      <style:text-properties officeooo:rsid="00202d53"/>
    </style:style>
    <style:style style:name="T17" style:family="text">
      <style:text-properties officeooo:rsid="0022a275"/>
    </style:style>
    <style:style style:name="T18" style:family="text">
      <style:text-properties officeooo:rsid="0034eeae"/>
    </style:style>
    <style:style style:name="T19" style:family="text">
      <style:text-properties officeooo:rsid="0023e6b4"/>
    </style:style>
    <style:style style:name="T20" style:family="text">
      <style:text-properties officeooo:rsid="002c7ccd"/>
    </style:style>
    <style:style style:name="T21" style:family="text">
      <style:text-properties officeooo:rsid="002da996"/>
    </style:style>
    <style:style style:name="T22" style:family="text">
      <style:text-properties officeooo:rsid="0031a1d3"/>
    </style:style>
    <style:style style:name="T23" style:family="text">
      <style:text-properties officeooo:rsid="001f8fc9"/>
    </style:style>
    <style:style style:name="T24" style:family="text">
      <style:text-properties style:font-name-complex="Calibri1"/>
    </style:style>
    <style:style style:name="T25" style:family="text">
      <style:text-properties officeooo:rsid="00107872" style:font-name-complex="Calibri1"/>
    </style:style>
    <style:style style:name="T26" style:family="text">
      <style:text-properties officeooo:rsid="001dde5f" style:font-name-complex="Calibri1"/>
    </style:style>
    <style:style style:name="T27" style:family="text">
      <style:text-properties officeooo:rsid="0020a0e7" style:font-name-complex="Calibri1"/>
    </style:style>
    <style:style style:name="T28" style:family="text">
      <style:text-properties fo:font-style="italic" style:text-underline-style="solid" style:text-underline-width="auto" style:text-underline-color="font-color" style:font-style-asian="italic" style:font-name-complex="Calibri1" style:font-style-complex="italic"/>
    </style:style>
    <style:style style:name="T29" style:family="text">
      <style:text-properties fo:font-style="italic" style:font-style-asian="italic" style:font-name-complex="Calibri1" style:font-style-complex="italic"/>
    </style:style>
    <style:style style:name="T30" style:family="text">
      <style:text-properties fo:font-style="italic" fo:background-color="#808000" loext:char-shading-value="0" style:font-style-asian="italic" style:font-name-complex="Calibri1" style:font-style-complex="italic"/>
    </style:style>
    <style:style style:name="T31" style:family="text">
      <style:text-properties style:text-underline-style="solid" style:text-underline-width="auto" style:text-underline-color="font-color" fo:font-weight="bold" style:font-weight-asian="bold" style:font-name-complex="Calibri1"/>
    </style:style>
    <style:style style:name="T32" style:family="text">
      <style:text-properties style:text-underline-style="none" fo:font-weight="normal" style:font-weight-asian="normal" style:font-name-complex="Calibri1" style:font-weight-complex="normal"/>
    </style:style>
    <style:style style:name="T33" style:family="text">
      <style:text-properties fo:font-style="normal" style:text-underline-style="none" fo:font-weight="normal" style:font-style-asian="normal" style:font-weight-asian="normal" style:font-name-complex="Calibri1" style:font-style-complex="normal" style:font-weight-complex="normal"/>
    </style:style>
    <style:style style:name="T34" style:family="text">
      <style:text-properties officeooo:rsid="002263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span text:style-name="T9">Titre</text:span><text:span text:style-name="T24"> : </text:span><text:span text:style-name="T25">interférences </text:span><text:span text:style-name="T27">à</text:span><text:span text:style-name="T25"> deux ondes en optique</text:span></text:p>
      <text:p text:style-name="P37"><text:span text:style-name="T9">Présentée par</text:span><text:span text:style-name="T24"> : </text:span><text:span text:style-name="T26">R. Aeschlimann</text:span><text:span text:style-name="T24"><text:tab/> <text:s text:c="12"/></text:span><text:span text:style-name="T9">Rapport écrit par</text:span><text:span text:style-name="T24"> : </text:span><text:span text:style-name="T26">T. Le Bret</text:span></text:p>
      <text:p text:style-name="P38"><text:span text:style-name="T9">Correcteur</text:span><text:span text:style-name="T24"> : <text:s/></text:span><text:span text:style-name="T26">A. Bres</text:span><text:span text:style-name="T24"><text:tab/></text:span><text:span text:style-name="T9">Date</text:span><text:span text:style-name="T24"> : </text:span><text:span text:style-name="T26">05/05/2021</text:span></text:p>
      <text:p text:style-name="P39"/>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49">Bibliographie </text:p>
          </table:table-cell>
          <table:covered-table-cell/>
          <table:covered-table-cell/>
        </table:table-row>
        <table:table-row table:style-name="Table1.1">
          <table:table-cell table:style-name="Table1.A2" office:value-type="string">
            <text:p text:style-name="P50">Titre</text:p>
          </table:table-cell>
          <table:table-cell table:style-name="Table1.B2" office:value-type="string">
            <text:p text:style-name="P50">Auteurs</text:p>
          </table:table-cell>
          <table:table-cell table:style-name="Table1.C2" office:value-type="string">
            <text:p text:style-name="P50">Éditeur </text:p>
          </table:table-cell>
        </table:table-row>
        <table:table-row table:style-name="Table1.1">
          <table:table-cell table:style-name="Table1.A3" office:value-type="string">
            <text:p text:style-name="P40">Optique</text:p>
          </table:table-cell>
          <table:table-cell table:style-name="Table1.B3" office:value-type="string">
            <text:p text:style-name="P40">Hecht</text:p>
          </table:table-cell>
          <table:table-cell table:style-name="Table1.C3" office:value-type="string">
            <text:p text:style-name="P41"/>
          </table:table-cell>
        </table:table-row>
        <table:table-row table:style-name="Table1.1">
          <table:table-cell table:style-name="Table1.A4" office:value-type="string">
            <text:p text:style-name="P42">Optique et électronique </text:p>
          </table:table-cell>
          <table:table-cell table:style-name="Table1.B4" office:value-type="string">
            <text:p text:style-name="P42">Maurras</text:p>
          </table:table-cell>
          <table:table-cell table:style-name="Table1.C4" office:value-type="string">
            <text:p text:style-name="P43"/>
          </table:table-cell>
        </table:table-row>
        <table:table-row table:style-name="Table1.1">
          <table:table-cell table:style-name="Table1.A5" office:value-type="string">
            <text:p text:style-name="P42">Tout-en-un PC/PC*</text:p>
          </table:table-cell>
          <table:table-cell table:style-name="Table1.B5" office:value-type="string">
            <text:p text:style-name="P42">Sanz</text:p>
          </table:table-cell>
          <table:table-cell table:style-name="Table1.C5" office:value-type="string">
            <text:p text:style-name="P42">Dunod</text:p>
          </table:table-cell>
        </table:table-row>
        <table:table-row table:style-name="Table1.1">
          <table:table-cell table:style-name="Table1.A6" office:value-type="string">
            <text:p text:style-name="P43"/>
          </table:table-cell>
          <table:table-cell table:style-name="Table1.B6" office:value-type="string">
            <text:p text:style-name="P43"/>
          </table:table-cell>
          <table:table-cell table:style-name="Table1.C6" office:value-type="string">
            <text:p text:style-name="P43"/>
          </table:table-cell>
        </table:table-row>
        <table:table-row table:style-name="Table1.1">
          <table:table-cell table:style-name="Table1.A7" office:value-type="string">
            <text:p text:style-name="P43"/>
          </table:table-cell>
          <table:table-cell table:style-name="Table1.B7" office:value-type="string">
            <text:p text:style-name="P43"/>
          </table:table-cell>
          <table:table-cell table:style-name="Table1.C7" office:value-type="string">
            <text:p text:style-name="P43"/>
          </table:table-cell>
        </table:table-row>
      </table:table>
      <text:p text:style-name="P1"/>
      <text:list xml:id="list1017056162" text:style-name="WWNum2">
        <text:list-item>
          <text:h text:style-name="P51" text:outline-level="1">Plan détaillé</text:h>
        </text:list-item>
      </text:list>
      <text:p text:style-name="P1"/>
      <text:p text:style-name="P45">(indiquer parties, sous-parties, 1 ou 2 phrases d’explications par sous-partie, et références)</text:p>
      <text:p text:style-name="P1"/>
      <text:p text:style-name="P4"><text:span text:style-name="T28">Niveau choisi pour la leçon</text:span><text:span text:style-name="T29"> </text:span><text:span text:style-name="T24">: </text:span><text:span text:style-name="T26">CPGE</text:span></text:p>
      <text:p text:style-name="P1"/>
      <text:p text:style-name="P5"><text:span text:style-name="T28">Pré-requis</text:span><text:span text:style-name="T24"> : </text:span><text:span text:style-name="T25">Optique </text:span><text:span text:style-name="T26">géométrique</text:span><text:span text:style-name="T25"> ; </text:span><text:span text:style-name="T26">Électromagnétisme</text:span><text:span text:style-name="T25"> ; OPPH ; Onde scalaire</text:span></text:p>
      <text:p text:style-name="P6"/>
      <text:p text:style-name="P7"/>
      <text:p text:style-name="P7">I. Conditions <text:span text:style-name="T5">d’interférence</text:span></text:p>
      <text:p text:style-name="P7">II. Figure d’interférence</text:p>
      <text:p text:style-name="P7">III. Fentes d’Young</text:p>
      <text:p text:style-name="P7"/>
      <text:p text:style-name="P7">Introduction. <text:span text:style-name="T6">Des phénomènes d’interférences sont observables dans de nombreux domaines de la physique ondulatoire (ondes de surface dans l’eau, battements acoustiques produits par deux diapasons, ou deux baffles de chaîne Hifi). On s’attend donc a observer le même phénomène en optique, mais dans la pratique il faut des conditions particulières qu’on explicitera dans cette leçon.</text:span></text:p>
      <text:p text:style-name="P7"/>
      <text:p text:style-name="P8">On parle d’interférences entre deux ondes lorsque <text:span text:style-name="T5">l’intensité</text:span> de leur superposition <text:span text:style-name="T5">diffère</text:span> de la somme de leurs <text:span text:style-name="T5">intensités</text:span> individuelles: <text:span text:style-name="T7">Itot /= I1 + I2</text:span></text:p>
      <text:p text:style-name="P7"/>
      <text:p text:style-name="P9">Historiquement, <text:span text:style-name="T5">expérience</text:span> d’Young en 1801 affirme le <text:span text:style-name="T5">caractère</text:span> ondulatoire de la <text:span text:style-name="T5">lumière</text:span>, et Fresnel en 1815 donne le cadre <text:span text:style-name="T5">théorique</text:span> permettant <text:span text:style-name="T5">d’interpréter</text:span> les conditions d’interférences.</text:p>
      <text:p text:style-name="P9"/>
      <text:p text:style-name="P10">3’30</text:p>
      <text:p text:style-name="P9"/>
      <text:p text:style-name="P7">I.</text:p>
      <text:p text:style-name="P7">1) Superposition de deux ondes</text:p>
      <text:p text:style-name="P10">On rappelle l’expression du champ <text:span text:style-name="T5">électrique</text:span> donnant lieu a l’onde <text:span text:style-name="T5">électromagnétique</text:span>: </text:p>
      <text:p text:style-name="P10"><text:span text:style-name="T8">E</text:span> = <text:span text:style-name="T8">E_0 </text:span><text:span text:style-name="T10">cos(omega.t + </text:span><text:span text:style-name="T8">k.OM</text:span><text:span text:style-name="T10"> – phi), </text:span><text:span text:style-name="T13">oméga</text:span><text:span text:style-name="T10"> pulsation, k vecteur d’onde, phi phase, </text:span><text:span text:style-name="T8">E_0</text:span><text:span text:style-name="T10"> vecteur de polarisation</text:span></text:p>
      <text:p text:style-name="P8">On <text:span text:style-name="T5">définit</text:span> I = &lt;||<text:span text:style-name="T8">E</text:span>^2||&gt; ou <text:span text:style-name="T8">E</text:span> est le champ <text:span text:style-name="T5">électrique</text:span> (vectoriel) associe a l’onde <text:span text:style-name="T5">électromagnétique.</text:span></text:p>
      <text:p text:style-name="P8"><text:soft-page-break/>On obtient ainsi la formule de Fresnel I = I1 +I2 + <text:span text:style-name="T14">2</text:span>&lt;<text:span text:style-name="T8">E1.E2&gt;</text:span> <text:span text:style-name="T14">ou le dernier terme est le terme d’interférences.</text:span></text:p>
      <text:p text:style-name="P8"/>
      <text:p text:style-name="P7"/>
      <text:p text:style-name="P7">2) Conditions d’interférence et notion de <text:span text:style-name="T5">cohérence</text:span></text:p>
      <text:p text:style-name="P11">Le dernier terme dans la formule de Fresnel donne ces conditions:</text:p>
      <text:p text:style-name="P11">- Polarisation des ondes 1 et 2 non orthogonales (interférences maximales quand elles sont <text:span text:style-name="T5">colinéaires</text:span>)</text:p>
      <text:p text:style-name="P11">- Ondes 1 et 2 <text:s/>de <text:span text:style-name="T5">même</text:span> pulsation, donc <text:span text:style-name="T5">même</text:span> couleur en optique, pour que la moyenne &lt;cos[(om1-om2)t + Dphi]&gt; /= 0</text:p>
      <text:p text:style-name="P11"><text:span text:style-name="T10">- </text:span><text:span text:style-name="T13">Différence</text:span><text:span text:style-name="T10"> de phase Dphi telle </text:span><text:span text:style-name="T11">que </text:span><text:span text:style-name="T12">la </text:span><text:span text:style-name="T13">différence</text:span><text:span text:style-name="T12"> de marche entre deux ondes est </text:span><text:span text:style-name="T13">inférieure</text:span><text:span text:style-name="T12"> a la longueur de </text:span><text:span text:style-name="T13">cohérence</text:span><text:span text:style-name="T12"> l = c.tau, tau temps de </text:span><text:span text:style-name="T13">cohérence</text:span></text:p>
      <text:p text:style-name="P32"/>
      <text:p text:style-name="P12"><text:span text:style-name="T12">2</text:span><text:span text:style-name="T10">0’</text:span></text:p>
      <text:p text:style-name="P7"/>
      <text:p text:style-name="P7">II.</text:p>
      <text:p text:style-name="P7">1) interférences constructives et destructives</text:p>
      <text:p text:style-name="P12">Dphi = 2pi.delta/lambda, delta <text:span text:style-name="T5">différence</text:span> de marche entre onde 1 et 2</text:p>
      <text:p text:style-name="P12"/>
      <text:p text:style-name="P7"/>
      <text:p text:style-name="P7">2) Contraste</text:p>
      <text:p text:style-name="P12">C = (Imax-Imin)/(Imax+Imin) = sqrt(I1.I2)/(I1+I2)</text:p>
      <text:p text:style-name="P7"/>
      <text:p text:style-name="P7">III.</text:p>
      <text:p text:style-name="P7">1) Source ponctuelle monochromatique</text:p>
      <text:p text:style-name="P13">Manip: QI+fente source <text:span text:style-name="T5">réglable</text:span>+ filtre <text:span text:style-name="T5">interférentiel</text:span> rouge + bifente + CCD</text:p>
      <text:p text:style-name="P13">On obtient <text:span text:style-name="T5">l’inter-frange</text:span> puis on en <text:span text:style-name="T5">déduit</text:span> <text:span text:style-name="T5">l’écart</text:span> entre les fentes.</text:p>
      <text:p text:style-name="P13"/>
      <text:p text:style-name="P13">30’</text:p>
      <text:p text:style-name="P7"/>
      <text:p text:style-name="P14">Pour D &gt;&gt; a (D distance bifente/<text:span text:style-name="T5">écran</text:span>, <text:span text:style-name="T5">à</text:span> <text:span text:style-name="T5">écart</text:span> entre les fentes), on a delta = aX/D, ou X est la position sur <text:span text:style-name="T5">l’écran</text:span>, et donc i = lambda.D/a, interfrange.</text:p>
      <text:p text:style-name="P14">Application <text:span text:style-name="T5">numérique</text:span>, on obtient a = 0,50 +- <text:span text:style-name="T15">0,01 </text:span>mm.</text:p>
      <text:p text:style-name="P7"/>
      <text:p text:style-name="P7">2) Source <text:span text:style-name="T5">étendue</text:span> monochromatique</text:p>
      <text:p text:style-name="P14">Mise en <text:span text:style-name="T5">évidence</text:span> <text:span text:style-name="T5">expérimentale</text:span> qualitative de la perte de <text:span text:style-name="T5">cohérence</text:span> spatiale lorsqu’on augmente l’ouverture de la fente source.</text:p>
      <text:p text:style-name="P7"/>
      <text:p text:style-name="P7"/>
      <text:p text:style-name="P7">Conclusion. <text:span text:style-name="T16">On a établi les conditions d’interférences pour des ondes lumineuses, expliquant pourquoi ces conditions sont plus facilement réalisables en acoustique ou hydro (sources plus monochromatiques, plus cohérentes spatialement). Application a interférométrie pour la mesure par ex d’ondes gravitationnelles (LIGO/VIRGO), on mesure de l’étendue spatiale d’une source (Michelson et Pease).</text:span></text:p>
      <text:p text:style-name="P7"/>
      <text:p text:style-name="P15">40’</text:p>
      <text:p text:style-name="P26"/>
      <text:p text:style-name="P3"/>
      <text:p text:style-name="P3"/>
      <text:p text:style-name="P3"/>
      <text:p text:style-name="P3"/>
      <text:list xml:id="list171720729656846" text:continue-numbering="true" text:style-name="WWNum2">
        <text:list-item>
          <text:h text:style-name="P51" text:outline-level="1">Questions posées par l’enseignant (avec réponses)</text:h>
        </text:list-item>
      </text:list>
      <text:p text:style-name="P1"><text:soft-page-break/></text:p>
      <text:p text:style-name="P4"><text:span text:style-name="T29">(l’étudiant liste les questions posées, ainsi que les réponses données par l’enseignant. Si certaines réponses manquent, </text:span><text:span text:style-name="T30">l’enseignant</text:span><text:span text:style-name="T29"> pourra compléter le document)</text:span></text:p>
      <text:p text:style-name="P1"/>
      <text:p text:style-name="P1"/>
      <text:p text:style-name="P16">Expliciter comment interviennent les <text:span text:style-name="T5">prérequis</text:span>? Optique <text:span text:style-name="T5">géométrique</text:span> pour notion de <text:span text:style-name="T5">différence</text:span> de marche et chemin optique ; ondes EM </text:p>
      <text:p text:style-name="P16"/>
      <text:p text:style-name="P16">Formellement, <text:span text:style-name="T5">différence</text:span> entre ondes meca et EM, par ex? Pas d’aspect “polarisation”</text:p>
      <text:p text:style-name="P16"/>
      <text:p text:style-name="P16">Et sinon? <text:span text:style-name="T5">Différence</text:span> d’ordre de grandeurs des longueurs d’ondes et <text:span text:style-name="T5">fréquences</text:span> <text:span text:style-name="T17">(détecteurs optiques pas assez sensibles pour détecter les variations temporelles, donc on moyenne, ce qui n’est pas le cas pour les ondes mécaniques)</text:span></text:p>
      <text:p text:style-name="P16"/>
      <text:p text:style-name="P16">Il y a pas de polarisation hors ondes <text:s/>EM? Si, par exemple ondes longitudinales ou cisaillement pour ondes <text:span text:style-name="T5">mécaniques.</text:span> <text:span text:style-name="T18">Les ondes gravitationnelles sont aussi polarisées.</text:span></text:p>
      <text:p text:style-name="P16"/>
      <text:p text:style-name="P17"><text:span text:style-name="T5">Hypothèses</text:span> pour le <text:span text:style-name="T5">théorème</text:span> de superposition? <text:span text:style-name="T5">Équation</text:span> de propagation <text:span text:style-name="T5">linéaire</text:span></text:p>
      <text:p text:style-name="P17"/>
      <text:p text:style-name="P17">Pourquoi est-ce qu’on a une onde <text:span text:style-name="T5">sphérique</text:span> en sortie des bifentes? C’est un <text:span text:style-name="T5">problème</text:span> que ce soit pas des OPPH? Onde <text:span text:style-name="T5">sphérique</text:span> = OPPH <text:span text:style-name="T5">à</text:span> grande distance, onde <text:span text:style-name="T5">sphérique</text:span> car diffraction (principe de Huygens-Fresnel)</text:p>
      <text:p text:style-name="P17"/>
      <text:p text:style-name="P18">Poynting = eps0.c.E^2, toujours vrai? Seulement pour OPPH, hors milieux <text:span text:style-name="T5">diélectriques</text:span>/<text:span text:style-name="T5">magnétiques</text:span></text:p>
      <text:p text:style-name="P17"/>
      <text:p text:style-name="P17"><text:s/><text:span text:style-name="T19">Pourquoi on fait une moyenne temporelle? Sensibilité/temps de réponse du détecteur, on observe des moyennes sur ces temps.</text:span></text:p>
      <text:p text:style-name="P17"/>
      <text:p text:style-name="P19"><text:span text:style-name="T5">Modèle</text:span> des trains d’onde? <text:span text:style-name="T5">Émission</text:span> de photons par des atomes <text:span text:style-name="T5">modélisée</text:span> <text:span text:style-name="T5">phénoménologiquement</text:span> par des trains d’onde.</text:p>
      <text:p text:style-name="P19"/>
      <text:p text:style-name="P19">Formule pour le contraste, elle vient <text:span text:style-name="T5">d’où</text:span>?</text:p>
      <text:p text:style-name="P19"/>
      <text:p text:style-name="P19">Choix de QI puis filtre <text:span text:style-name="T5">interférentiel</text:span>? Compromis <text:span text:style-name="T5">intensité</text:span>/<text:span text:style-name="T5">monochromatique</text:span></text:p>
      <text:p text:style-name="P19"/>
      <text:p text:style-name="P20">Autres sources possibles? LED, laser (mais pas bon pour les <text:span text:style-name="T5">expériences</text:span> de <text:span text:style-name="T5">cohérence</text:span> spatiale)</text:p>
      <text:p text:style-name="P20"/>
      <text:p text:style-name="P21">Fentes d’Young, quelle famille <text:span text:style-name="T5">d’interféromètres</text:span>? “division de front d’onde”</text:p>
      <text:p text:style-name="P21"/>
      <text:p text:style-name="P22"><text:span text:style-name="T5">Mérite</text:span>/<text:span text:style-name="T5">inconvénient</text:span> versus division d’amplitude (Michelson)? Pour Michelson, on s’affranchit des <text:span text:style-name="T5">problèmes</text:span> de <text:span text:style-name="T5">cohérence</text:span> spatiale</text:p>
      <text:p text:style-name="P22"/>
      <text:p text:style-name="P23"><text:span text:style-name="T5">Problèmes</text:span> physiques qui font que on obtient pas un cos^2 en <text:span text:style-name="T5">intensité</text:span> a <text:span text:style-name="T5">l’écran</text:span>? Diffraction par les fentes (profil en sinc^2), <text:span text:style-name="T5">étendue</text:span> de la fente source, <text:span text:style-name="T5">problème</text:span> de monochromaticit<text:span text:style-name="T5">é</text:span>.</text:p>
      <text:p text:style-name="P23"/>
      <text:p text:style-name="P24">Incertitudes dans la manip? Taille des pixels, distance bifente-CCD (<text:span text:style-name="T5">prépondérant</text:span>, car mesure au <text:span text:style-name="T5">mètre</text:span> ruban)</text:p>
      <text:p text:style-name="P24"/>
      <text:p text:style-name="P25">A part ondes <text:span text:style-name="T5">mécaniques</text:span> et optiques? “Ondes de <text:span text:style-name="T5">matière</text:span>” (diffraction <text:span text:style-name="T5">d’électron</text:span> <text:span text:style-name="T20">etc</text:span>) </text:p>
      <text:p text:style-name="P25"/>
      <text:p text:style-name="P25"/>
      <text:p text:style-name="P25"/>
      <text:list xml:id="list171720963150709" text:continue-numbering="true" text:style-name="WWNum2">
        <text:list-item>
          <text:h text:style-name="P51" text:outline-level="1"><text:soft-page-break/>Commentaires <text:span text:style-name="T3">lors de la correction de la leçon</text:span></text:h>
        </text:list-item>
      </text:list>
      <text:p text:style-name="P1"/>
      <text:p text:style-name="P27">Plan OK, <text:span text:style-name="T5">même</text:span> si inhabituel de <text:span text:style-name="T5">présenter</text:span> le <text:span text:style-name="T5">modèle</text:span> EM vectoriel pour introduire l’optique ondulatoire.</text:p>
      <text:p text:style-name="P27"/>
      <text:p text:style-name="P27">Attention, pas mettre des domaines de la physique en <text:span text:style-name="T5">pré-requis</text:span> <text:span text:style-name="T21">(eg mettre “chemin optique” plutôt qu’optique géométrique)</text:span></text:p>
      <text:p text:style-name="P27"/>
      <text:p text:style-name="P27"><text:span text:style-name="T5">Première</text:span> partie occupe la moitie de la <text:span text:style-name="T5">leçon</text:span>, <text:span text:style-name="T5">peut-être passer plus vite sur la notion de train d’onde (mettre en slide), un peu plus d’illustrations, applications, ex script python pour la superposition d’ondes</text:span></text:p>
      <text:p text:style-name="P27"/>
      <text:p text:style-name="P28">Attention sur la <text:span text:style-name="T5">définition</text:span> de <text:span text:style-name="T23">l’intensité</text:span> lumineuse (<text:span text:style-name="T5">préciser</text:span> que c’est proportionnel mais pas <text:span text:style-name="T23">homogène</text:span> a une <text:span text:style-name="T23">unité</text:span> <text:span text:style-name="T23">photométrique</text:span>)</text:p>
      <text:p text:style-name="P27"/>
      <text:p text:style-name="P29">Attention <text:span text:style-name="T34">à ne</text:span> pas sacrifier l’exploitation quantitative de la mesure <text:span text:style-name="T23">expérimentale</text:span> (<text:span text:style-name="T23">leçon</text:span> docteur)!</text:p>
      <text:p text:style-name="P29"/>
      <text:p text:style-name="P30">Il faut parler de <text:span text:style-name="T23">cohérence</text:span>, mais ne parler que de <text:span text:style-name="T23">cohérence</text:span> spatiale <text:span text:style-name="T34">ou </text:span>temporelle si on a pas le temps de faire les deux.</text:p>
      <text:p text:style-name="P30"/>
      <text:p text:style-name="P31">Pour ce qui est de la manip, OK de pas utiliser de laser, <text:span text:style-name="T22">faire un traitement un peu plus rigoureux des incertitudes.</text:span></text:p>
      <text:p text:style-name="P31"/>
      <text:p text:style-name="P2">Attention de pas anticiper les questions lors de l’entretien: <text:span text:style-name="T23">répondre</text:span> <text:span text:style-name="T23">brièvement</text:span> <text:span text:style-name="T23">à </text:span>la question, le jury posera d’autres questions si plus de <text:span text:style-name="T23">détails</text:span> sont attendus</text:p>
      <text:p text:style-name="P1"/>
      <text:p text:style-name="P4"><text:span text:style-name="T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ew York1" svg:font-family="'New York', 'Times New Roma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fr" fo:country="FR" style:letter-kerning="fals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fr" fo:country="FR" style:letter-kerning="fals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New York" fo:font-family="'New York', 'Times New Roman'" style:font-family-generic="roman" style:font-pitch="variable" fo:font-size="12pt" fo:language="fr" fo:country="FR" style:letter-kerning="false" style:font-name-asian="Times New Roman" style:font-family-asian="'Times New Roman'" style:font-family-generic-asian="system" style:font-pitch-asian="variable" style:font-size-asian="12pt" style:language-asian="zh" style:country-asian="CN" style:font-name-complex="New York1" style:font-family-complex="'New York', '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Arial"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En-tête_20_et_20_pied_20_de_20_page" style:display-name="En-tête et pied de page" style:family="paragraph" style:parent-style-name="Standard" style:default-outline-level="">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Police_20_par_20_défaut" style:display-name="Police par défaut" style:family="text"/>
    <style:style style:name="Page_20_Number" style:display-name="Page Number" style:family="text" style:parent-style-name="Police_20_par_20_défau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tab-stops>
          <style:tab-stop style:position="16.969cm" style:type="right"/>
        </style:tab-stops>
      </style:paragraph-properties>
      <style:text-properties style:font-name="Calibri" fo:font-size="9pt" style:font-size-asian="9pt" style:font-name-complex="Calibri1"/>
    </style:style>
    <style:page-layout style:name="Mpm1">
      <style:page-layout-properties fo:page-width="20.955cm" fo:page-height="30.057cm" style:num-format="1" style:print-orientation="portrait" fo:margin-top="1.9cm" fo:margin-bottom="1.50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8T11:53:00</meta:creation-date>
    <meta:initial-creator>Valoche</meta:initial-creator>
    <dc:language>fr-FR</dc:language>
    <meta:print-date>1995-11-21T17:41:00</meta:print-date>
    <dc:date>2021-05-12T17:17:19.161398796</dc:date>
    <meta:editing-cycles>18</meta:editing-cycles>
    <meta:editing-duration>PT41M48S</meta:editing-duration>
    <meta:generator>LibreOffice/6.0.7.3$Linux_X86_64 LibreOffice_project/00m0$Build-3</meta:generator>
    <meta:document-statistic meta:table-count="1" meta:image-count="0" meta:object-count="0" meta:page-count="4" meta:paragraph-count="81" meta:word-count="998" meta:character-count="6699" meta:non-whitespace-character-count="5758"/>
    <meta:template xlink:type="simple" xlink:actuate="onRequest" xlink:title="Normal.dotm" xlink:href=""/>
  </office:meta>
</office:document-meta>
</file>